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04 20:31   |   <text:a xlink:type="simple" xlink:href="http://palinfo.habago.org/Entry?Command=Information_PrintForum&amp;iPage=10&amp;sType=FORUM#FORUM37509"><text:span text:style-name="T2">#</text:span></text:a></text:p>
      <text:p text:style-name="P2">卡韓政變<text:span text:style-name="T3"><text:s/>(68)</text:span>：<text:span text:style-name="T3"><text:s/></text:span>韓國瑜應該記住一點<text:span text:style-name="T3"> <text:line-break/><text:line-break/></text:span>陳真<text:span text:style-name="T3"><text:s/>2019. 06. 04. <text:line-break/><text:line-break/><text:line-break/></text:span>前一陣子，人渣黨剪接韓國瑜接受所謂議會質詢的影片，把韓塑造成一個智障；除了土包子的封號，還給他封了一個草包頭銜，一時之間，韓形象大壞。邱毅因此說，<text:span text:style-name="T3">"</text:span>韓國瑜因為與王世堅對罵而爬上神壇，卻又被小女孩給拉下神壇。<text:span text:style-name="T3">" "</text:span>小女孩<text:span text:style-name="T3">" </text:span>一詞聽起來真是很噁心，指的是綠營那位女議員。<text:span text:style-name="T3"> <text:line-break/><text:line-break/></text:span>而我想說的是，類似像這樣一種評論，非常廉價不是嗎？韓之崛起，蔚為韓流，怎麼會是因為什麼跟誰對罵而爬上什麼神壇？又怎麼會因為什麼<text:span text:style-name="T3"><text:s/>"</text:span>小女孩<text:span text:style-name="T3">" </text:span>就被拉下什麼神壇？<text:span text:style-name="T3"> <text:line-break/><text:line-break/></text:span>我很喜歡一個英文單字叫做<text:span text:style-name="T3"><text:s/>trivial (</text:span>瑣碎不重要的<text:span text:style-name="T3">)</text:span>，如果說這個詞足以解釋維根斯坦的所有核心思想，一點也不為過。因為，相較於瑣碎，就是那<text:span text:style-name="T3"><text:s/>"</text:span>真正重要的<text:span text:style-name="T3">"</text:span>。不過，我現在並不是要從那樣一種意義上來說明這個詞，而只是拿它當通俗解。<text:span text:style-name="T3"> <text:line-break/><text:line-break/></text:span>簡單這麼說，我常覺得他人的意見或見解很乏味，並不是因為它必然是錯的，相反地，它說不定很可能是對的，問題是，即便是對的，那也只是在一種十分瑣碎的意義上答對，亦即<text:span text:style-name="T3"><text:s/>right in a trivial sense</text:span>。<text:span text:style-name="T3"> <text:line-break/><text:line-break/></text:span>比方說，我提出一個觀點：人可以分成兩種，一種戴眼鏡，一種不戴。我講得沒錯吧，問題是<text:span text:style-name="T3"><text:s/>"</text:span>然後呢？<text:span text:style-name="T3">" </text:span>沒有然後了。我的觀點雖然是對的，但實在看不出來這觀點具有什麼重要性。<text:span text:style-name="T3"> <text:line-break/><text:line-break/></text:span>邱毅預言韓流退燒，被一個<text:span text:style-name="T3"><text:s/>"</text:span>小女孩<text:span text:style-name="T3">" </text:span>打敗了，可是這兩天他卻又說，韓流造勢驚人，其他候選人都<text:span text:style-name="T3"><text:s/>"</text:span>崩潰了<text:span text:style-name="T3">"</text:span>、<text:span text:style-name="T3">"</text:span>沒戲唱了<text:span text:style-name="T3">"</text:span>，預測韓國瑜將勝出！大家都不用選了。<text:span text:style-name="T3"> <text:line-break/><text:line-break/></text:span>這有點像說我今天早上一邊遛阿憨，一邊忙著送小孩上學，看著天空烏雲密佈，於是就<text:span text:style-name="T3"><text:s/>"</text:span>預言<text:span text:style-name="T3">" </text:span>說快下雨了，看來我還是開車出門比較保險。可是，中午烏雲散去，我又重新<text:span text:style-name="T3"><text:s/>"</text:span>預言<text:span text:style-name="T3">" </text:span>說：太陽出來了，勢必要春滿花開了，我就騎著機車載學姐去吃午餐。<text:span text:style-name="T3"> <text:line-break/><text:line-break/></text:span>我的<text:span text:style-name="T3"><text:s/>"</text:span>預言<text:span text:style-name="T3">" </text:span>很準哦。可是你聽了，會覺得我是個氣象專家嗎？當然不會。可是，我講的一定是錯的嗎？那倒也未必。問題是，即便是對的，它也只是<text:span text:style-name="T3"><text:s/>right in a trivial sense</text:span>。<text:span text:style-name="T3"> <text:line-break/><text:line-break/></text:span>一個理性成熟的人，理應不會以邱毅那樣一種方式來評價人事物，更不用說據此來斷言勝負，畢竟選舉是明年一月中旬的事，距今還有七個月，誰知道屆時究竟會下雨、打雷或出太陽？我倒是很想提醒韓國瑜，千萬注意人身安全。題外話。<text:span text:style-name="T3"> <text:line-break/><text:line-break/></text:span>我們常用善意惡意來看待一種言論，實際上，言論品質好壞跟善惡本身扯不上關係；只要我講得有理，我就算充滿惡意又怎麼樣？反之，我滿懷善意，卻講出一堆傻話空話，這些傻話空話並不會因為我的善意而具有更豐富的意義。<text:span text:style-name="T3"> <text:line-break/><text:line-break/></text:span>李敖的兒子李戡，這兩天<text:span text:style-name="T3"><text:s/>"</text:span>預言<text:span text:style-name="T3">" </text:span>韓國瑜總統大選<text:span text:style-name="T3"><text:s/>"</text:span>必輸無疑<text:span text:style-name="T3">"</text:span>。他說，因為韓國瑜的支持者絕大多數是屬於主張急統的<text:span text:style-name="T3"><text:s/>"</text:span>鐵桿深藍<text:span text:style-name="T3">"</text:span>，這類人士為數甚少，而且在島內相當邊緣，韓國瑜被這些人<text:span text:style-name="T3">"</text:span>綁架了<text:span text:style-name="T3">"</text:span>，因此必輸無疑。<text:span text:style-name="T3"> <text:line-break/><text:line-break/></text:span>我不知道韓會贏或輸，就如同我不知道明年此時會不會下雨。但我知道，以李戡那樣一種看待人事物的方式去預言七個月後的事，不但瑣碎，而且愚蠢。<text:span text:style-name="T3"> <text:line-break/><text:line-break/></text:span>並不是說輸贏無法預測，而是說那樣一種看待人事物的方式會不會太幼稚了點？畢竟輸贏牽涉到各方利益的對抗與重組，牽涉到某種民意趨向，更是簽涉到中美兩大國之間的政治角力，牽涉到各種還未使出來的賤招奧步<text:span text:style-name="T3">...</text:span>等等等，非常複雜，怎麼會說什麼韓國瑜的支持者只是一些遲暮之年的深藍鐵桿，因此必輸無疑？這樣的觀察力與理解力，不但幼稚到爆，而且也不合基本事實。台灣哪來那麼多<text:span text:style-name="T3"><text:s/>"</text:span>深藍鐵桿<text:span text:style-name="T3">"</text:span>？<text:span text:style-name="T3"> <text:line-break/><text:line-break/></text:span>我知道我若進入這樣一種瑣碎幼稚的眼光裏頭來加以議論辯駁，其實也只是在瑣碎之中打轉而已；畢竟在瑣碎之中，對錯根本不重要。不過，姑且還是說說。<text:span text:style-name="T3"> <text:line-break/><text:line-break/></text:span>我的十年黨外政治經歷每天完全都是在基層活動，同志們就是農漁民、勞工及所謂市井小民與所謂販夫走卒，我對人的氣味屬性非常敏感，對方不用開口，我往往就知道對方的政治顏色傾向。我去過韓流聚集處，遇過無數韓粉，老實說，我常以為時光倒流，回到黨外時期。<text:span text:style-name="T3"> <text:line-break/><text:line-break/></text:span>當年的黨外群眾，基本上就是眼前所謂韓流的一個基本組成：樸素、熱情、單純、善惡是非之心很重，道德感強，經濟上大多弱勢或受薪階級或各種小本經營的店家，偶而點綴一兩個所謂知識份子。<text:span text:style-name="T3"> <text:line-break/><text:line-break/></text:span>另外，我這幾年在高雄林園工作，韓國瑜的戶籍地就在林園，這是一個非常偏僻落後的鄉下，到處是工廠，空污嚴重，人口外移，相對老化，經濟狀況大多不佳或很差，中產階級很少，屬綠營的傳統票倉。但是，過去這半年來卻冒出許多韓粉，讓我很訝異。<text:span text:style-name="T3"> <text:line-break/><text:line-break/></text:span>我雖然絕口不跟病人或家屬談政治，但是病人往往會主動表態或甚至向我拉票，要我挺韓。這樣一個過去綠油油的地方，哪來什麼鐵桿深藍？<text:span text:style-name="T3"> <text:line-break/><text:line-break/></text:span>不信你再去韓流聚集處或是比方說六合夜市走一遭，隨便找些人或店家聊聊，聽聽他們講話的內容，看看他們講話的樣子，有幾個是什麼鐵桿深藍？好像只有我才是希望急統的鐵桿份子。但我所見過、聽過、遇過的韓粉都不是；他們無非就是所謂市井小民，對生活的熱情遠遠大於特定政治主張。<text:span text:style-name="T3"> <text:line-break/><text:line-break/></text:span>或者說，這其實是一群相當厭惡政治操弄的人，希望政治回歸它應有的本質，為人民謀福利，改善生活環境，而不想再被政治謊言所欺瞞與操弄，不想再看到權貴政治的延續，並且希望自己也能參與到政治之中，讓政治或多或少也能為自己謀點基本福利，改善一些生活，而不是一種政治高層之間的權謀詐術或菁英遊戲。<text:span text:style-name="T3"> <text:line-break/><text:line-break/></text:span>韓國瑜並沒有三頭六臂，韓的出現只是凝聚而非創造了這樣一種基層的卑微心意；倘若以為韓粉是什麼政治取向的鐵桿深藍，那樣一種觀察力，只能得零分。<text:span text:style-name="T3"> <text:line-break/><text:line-break/></text:span>韓國瑜選不選得上我不知道，但我深知政治險惡，基本上我是有點悲觀的，畢竟你面對的是一個不擇手段的人渣黨與各方權謀術士共犯及其背後呼風喚雨的美國勢力。<text:span text:style-name="T3"> <text:line-break/><text:line-break/></text:span>但是，不管選不選得上，韓國瑜應該要記住一點：就算粉身碎骨，身敗名裂，也絕不要背叛、辜負人們那一點卑微的期望；別再把政治搞成權貴煉金術與菁英遊戲，搞成收割眾人心血成果的卑鄙詐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